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0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Genotype</text:p>
          </table:table-cell>
          <table:table-cell table:style-name="Default" office:value-type="string" calcext:value-type="string">
            <text:p>Ct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tagged_plant</text:p>
          </table:table-cell>
          <table:table-cell office:value-type="float" office:value="20.2722689720892" calcext:value-type="float">
            <text:p>20.2722689720892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tagged_plant</text:p>
          </table:table-cell>
          <table:table-cell office:value-type="float" office:value="20.4288863848599" calcext:value-type="float">
            <text:p>20.4288863848599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tagged_plant</text:p>
          </table:table-cell>
          <table:table-cell office:value-type="float" office:value="20.7391357204388" calcext:value-type="float">
            <text:p>20.7391357204388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tagged_plant</text:p>
          </table:table-cell>
          <table:table-cell office:value-type="float" office:value="26.2637404805578" calcext:value-type="float">
            <text:p>26.2637404805578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tagged_plant</text:p>
          </table:table-cell>
          <table:table-cell office:value-type="float" office:value="26.171496042851" calcext:value-type="float">
            <text:p>26.1714960428510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tagged_plant</text:p>
          </table:table-cell>
          <table:table-cell office:value-type="float" office:value="26.3115789601281" calcext:value-type="float">
            <text:p>26.3115789601281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WT</text:p>
          </table:table-cell>
          <table:table-cell office:value-type="float" office:value="19.5717775231647" calcext:value-type="float">
            <text:p>19.5717775231647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WT</text:p>
          </table:table-cell>
          <table:table-cell office:value-type="float" office:value="19.1814099351606" calcext:value-type="float">
            <text:p>19.1814099351606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WT</text:p>
          </table:table-cell>
          <table:table-cell office:value-type="float" office:value="19.269060195694" calcext:value-type="float">
            <text:p>19.2690601956940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WT</text:p>
          </table:table-cell>
          <table:table-cell office:value-type="float" office:value="26.6185334461519" calcext:value-type="float">
            <text:p>26.6185334461519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WT</text:p>
          </table:table-cell>
          <table:table-cell office:value-type="float" office:value="26.7983610158413" calcext:value-type="float">
            <text:p>26.7983610158413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WT</text:p>
          </table:table-cell>
          <table:table-cell office:value-type="float" office:value="26.4704886076404" calcext:value-type="float">
            <text:p>26.4704886076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2" loext:min-decimal-places="2" number:min-integer-digits="0"/>
    </number:number-style>
    <number:number-style style:name="N127">
      <number:number number:decimal-places="2" loext:min-decimal-places="2" number:min-integer-digits="2"/>
    </number:number-style>
    <number:number-style style:name="N128">
      <number:number number:decimal-places="3" loext:min-decimal-places="3" number:min-integer-digits="1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0"/>
    </number:number-style>
    <number:number-style style:name="N131">
      <number:number number:decimal-places="4" loext:min-decimal-places="4" number:min-integer-digits="0"/>
    </number:number-style>
    <number:number-style style:name="N132">
      <number:number number:decimal-places="5" loext:min-decimal-places="5" number:min-integer-digits="0"/>
    </number:number-style>
    <number:number-style style:name="N133">
      <number:number number:decimal-places="6" loext:min-decimal-places="6" number:min-integer-digits="0"/>
    </number:number-style>
    <number:number-style style:name="N134">
      <number:number number:decimal-places="7" loext:min-decimal-places="7" number:min-integer-digits="0"/>
    </number:number-style>
    <number:number-style style:name="N135">
      <number:number number:decimal-places="8" loext:min-decimal-places="8" number:min-integer-digits="0"/>
    </number:number-style>
    <number:number-style style:name="N136">
      <number:number number:decimal-places="9" loext:min-decimal-places="9" number:min-integer-digits="0"/>
    </number:number-style>
    <number:number-style style:name="N137">
      <number:number number:decimal-places="10" loext:min-decimal-places="10" number:min-integer-digits="0"/>
    </number:number-style>
    <number:number-style style:name="N138">
      <number:number number:decimal-places="11" loext:min-decimal-places="11" number:min-integer-digits="0"/>
    </number:number-style>
    <number:number-style style:name="N139">
      <number:number number:decimal-places="12" loext:min-decimal-places="12" number:min-integer-digits="0"/>
    </number:number-style>
    <number:number-style style:name="N140">
      <number:number number:decimal-places="13" loext:min-decimal-places="13" number:min-integer-digits="0"/>
    </number:number-style>
    <number:number-style style:name="N141">
      <number:number number:decimal-places="14" loext:min-decimal-places="14" number:min-integer-digits="0"/>
    </number:number-style>
    <number:number-style style:name="N142">
      <number:number number:decimal-places="15" loext:min-decimal-places="15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 style:data-style-name="N2" text:time-value="13:59:47.942953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8:13:44.325916314</meta:creation-date>
    <dc:date>2018-11-22T14:00:46.343975838</dc:date>
    <meta:editing-duration>PT5M5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